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iknutí pravým tlačítkem</text:p>
            </table:table-cell>
            <table:table-cell table:style-name="Table1.A2" office:value-type="string">
              <text:p text:style-name="P106">Ctrl + kliknout a/nebo klik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také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dokumentem<text:tab/>11</text:a></text:p>
            <text:p text:style-name="P137"><text:a xlink:type="simple" xlink:href="#__RefHeading___Toc11243_4002210151" text:style-name="Index_20_Link" text:visited-style-name="Index_20_Link">Používáme Navigátor<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Nástrojová lišta Najít<text:tab/>14</text:a></text:p>
            <text:p text:style-name="P137"><text:a xlink:type="simple" xlink:href="#__RefHeading__83377_462712302" text:style-name="Index_20_Link" text:visited-style-name="Index_20_Link">Dialog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Synonyma,  slovník synonym (tezaurus)<text:tab/>19</text:a></text:p>
            <text:p text:style-name="P136"><text:a xlink:type="simple" xlink:href="#__RefHeading___Toc25249_1611997718" text:style-name="Index_20_Link" text:visited-style-name="Index_20_Link">Automatické opravy<text:tab/>19</text:a></text:p>
            <text:p text:style-name="P136"><text:a xlink:type="simple" xlink:href="#__RefHeading__19514_697337876" text:style-name="Index_20_Link" text:visited-style-name="Index_20_Link">Dokončování slov<text:tab/>20</text:a></text:p>
            <text:p text:style-name="P136"><text:a xlink:type="simple" xlink:href="#__RefHeading__19516_697337876" text:style-name="Index_20_Link" text:visited-style-name="Index_20_Link">Automatický text<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tabelačních zarážek a odsazení<text:tab/>27</text:a></text:p>
            <text:p text:style-name="P136"><text:a xlink:type="simple" xlink:href="#__RefHeading__19506_6973378761" text:style-name="Index_20_Link" text:visited-style-name="Index_20_Link">Změna výchozí vzdálenosti tabelačních zarážek<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omůckami pro psaní<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átování komentářů<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Vestavěné jazykové nástroje<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r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Poznámky pod čarou a vysvětlivky<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Hypertextové odkazy<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Záložky<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ě běžných funkcí textového procesoru (kontrola gramatiky, slovník synonym (tezaurus), dělení slov, automatické opravy, najít a nahradit, automatický výběr obsahů a indexů, hromadná korespondence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příručce <text:span text:style-name="Emphasis">Writer Guide</text:span>:</text:p>
      <text:list xml:id="list2871070454" text:style-name="List_20_1">
        <text:list-item>
          <text:p text:style-name="P186">Šablony a styly (kapitola 3)</text:p>
        </text:list-item>
        <text:list-item>
          <text:p text:style-name="P186">Postupy rozložení textu zahrnující styly, rámečky, sloupce a tabulky</text:p>
        </text:list-item>
        <text:list-item>
          <text:p text:style-name="P187">Automatizované obsahy a rejstříky</text:p>
        </text:list-item>
        <text:list-item>
          <text:p text:style-name="P186">Vkládání nebo propojení obrázků, rovnic, tabulek a jiných objektů</text:p>
        </text:list-item>
        <text:list-item>
          <text:p text:style-name="P186">Vestavěné nástroje na kreslení</text:p>
        </text:list-item>
        <text:list-item>
          <text:p text:style-name="P186">Hlavní dokumenty, které sjednocují sbírku dokumentů do jednoho dokumentu</text:p>
        </text:list-item>
        <text:list-item>
          <text:p text:style-name="P186">Sledování změn při úpravách dokumentu</text:p>
        </text:list-item>
        <text:list-item>
          <text:p text:style-name="P188">Seznamy</text:p>
        </text:list-item>
        <text:list-item>
          <text:p text:style-name="P188">Tab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em více.</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sou v dokumentu definovány nějaké záložky, klepnutím pravým tlačítkem myši na toto pole zobrazíme seznam záložek; klepnutím na jednu ze zobrazených záložek se v dokumentu na tuto záložku přesuneme.</text:p>
      <text:p text:style-name="P109">Chceme-li přejít na konkrétní stránku v dokumentu, klepneme na toto pole. Otevře se malé dialogové okno Jdi na stránku. Napíšeme požadované číslo a stiskneme tlačítko <text:span text:style-name="Strong_20_Emphasis">OK</text:span> nebo <text:span text:style-name="Keystroke">Enter</text:span>.</text:p>
      <text:p text:style-name="P119">Počet slov a znaků</text:p>
      <text:p text:style-name="P109">Počty slov a znaků v dokumentu se zobrazují na stavovém řádku a při úpravách jsou průběžně aktualizovány. Pokud v dokumentu vybereme část textu, zobrazí se počet slov a znaků tohoto výběru.</text:p>
      <text:p text:style-name="P111">Ve výchozím nastavení jsou do počtu znaků zahrnuty i mezery. K zobrazení dialogového okna k počítání znaků bez mezer klepneme na slovo počet ve stavovém řádku, nebo vybereme <text:span text:style-name="Strong_20_Emphasis">Nástroje &gt; Počet slov</text:span>.</text:p>
      <text:p text:style-name="P109">Počet slov a znaků (a jiné informace zahrnující počet stránek, tabulek a grafik) můžeme v celém dokumentu zobrazit také v nabídce <text:span text:style-name="Strong_20_Emphasis">Soubor &gt; Vlastnosti &gt; Statistika</text:span>.</text:p>
      <text:p text:style-name="P119">Styl stránky</text:p>
      <text:p text:style-name="P109">Zobrazuje styl aktuální stránky. Pokud chceme jiný styl stránky, klepneme na toto pole pravým tlačítkem myši. Zobrazí se seznam stylů, z něhož klepnutím vybereme požadovaný styl stránky. Chceme-li upravit aktuální styl stránky, klepneme na toto pole. Otevře se okno Styl stránky, v němž můžeme upravit vlastnosti vybraného stylu.</text:p>
      <text:list xml:id="list1549923122" text:style-name="Heading_20_Caution">
        <text:list-item>
          <text:p text:style-name="P164">Upozornění</text:p>
        </text:list-item>
      </text:list>
      <text:p text:style-name="Text_20_Note">Změna stylu aktuální stránky může ovlivnit styly následujících stránek, neboť záleží na tom, jak jsou styly stránek nastaveny. Více detailů viz příručka <text:span text:style-name="Emphasis">Writer Guide</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není funkční v režimu sledování změn.</text:p>
      <text:p text:style-name="P119">Režim výběru</text:p>
      <text:p text:style-name="P112">Klepnutím přepínáme mezi různými režimy výběru, pravým tlačítkem myši vybereme požadovaný režim z místní nabídky. Ikona se nemění, pokud však ni najedeme kurzorem,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i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a tak indikuje, jestli má dokument neuložené změny, nebo byl upraven a změny nebyly uloženy.  Klepnutím na ikonu neuložené změny dokument uložíme.</text:p>
      <text:p text:style-name="P119">Elektronický podpis</text:p>
      <text:p text:style-name="P109">Ikona elektronického podpisu značí, že dokument byl digitálně podepsán; v opačném případě je místo prázdné. Pro podepsání dokumentu nebo k zobrazení certifikátu klepnem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iknutím na toto pole se otevře dialogové týkající se objektu. Podrobnosti se nacházejí v nápovědě nebo v příručce <text:span text:style-name="Emphasis">Writer Guide</text:span>.</text:p>
      <text:p text:style-name="P119"><text:reference-mark-start text:name="View layout"/>Režim zobrazení<text:reference-mark-end text:name="View layout"/></text:p>
      <text:p text:style-name="P109">Klepnutím na ikonu měníme mezi jednou stránkou, více stránkami nebo zobrazením rozložení knihy. Výsledek závisí na kombinaci šířky okna a míry použitého zvětš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e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zobrazení určují, kolik stránek bude v okně dokumentu vidět.</text:p>
      <text:h text:style-name="P150" text:outline-level="2"><text:bookmark-start text:name="__RefHeading__3714_2003494879"/>Postranní lišta<text:bookmark-end text:name="__RefHeading__3714_2003494879"/></text:h>
      <text:p text:style-name="P5">Postranní lišta je ve výchozím nastavení standardně otevřena na pravé straně okna Writeru. Pokud potřebujeme, vybereme <text:span text:style-name="Strong_20_Emphasis">Zobrazení&gt; Postranní lišta</text:span> z hlavní nabídky, nebo pro zobrazení zmáčkneme <text:span text:style-name="Keystroke">Ctrl + F5</text:span>. Ukázka je zobrazena například v kapitole 1 - Představujeme LibreOffice.</text:p>
      <text:p text:style-name="P116">Postranní lišta programu Writer obsahuje pět výchozích sekc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karta má titulní pruh a jeden či více panelů s různými funkcemi.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Text_20_body_20_indent"><text:s/>Při úpravách textu jsou ve výchozím nastavení zobrazeny nástroje uspořádané do tří panelů:</text:p>
      <text:list xml:id="list2590107237" text:style-name="List_20_2">
        <text:list-item>
          <text:p text:style-name="List_20_2">Styl: Použije for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výběrem <text:span text:style-name="Strong_20_Emphasis">Vložit &gt; Multimédia &gt; Audio nebo Video</text:span>,otevřou se po výběru klip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ránky za ú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r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r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Šipky </text:span>, <text:span text:style-name="Emphasis">Odrážky</text:span>, <text:span text:style-name="Emphasis">Diagramy</text:span> atd.) a druhý zobrazuje obrázky ve vybrané kategorii. Vybereme tlačítko <text:span text:style-name="Strong_20_Emphasis">Nové téma</text:span> a vytvoříme novou kategorii. K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 Představujeme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Program Writer má tři způsoby, jak zobrazit dokument: Normální, Web a Celá obrazovka. Zobrazení můžeme změnit přechodem na Zobrazit menu a vybrat požadované zobrazení.</text:p>
      <text:p text:style-name="Definition_20_Term">Normální pohled</text:p>
      <text:p text:style-name="P113">Normální pohled je výchozím zobrazením dokumentů v programu Writer. Ukazuje, jak bude dokument vypadat, když bude vytištěn nebo uložen do PDF. Je to zobrazení, které můžeme použít k zobrazení rozvržení ikon a posuvníku zoomu na stavovém řádku. Stejné možnosti můžeme nastavit výběrem <text:span text:style-name="Strong_20_Emphasis">Zobrazit &gt; Přiblížení &gt; Přiblížení</text:span> z hlavní nabídky,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zápatí a prázdné místo mezi stránkami. Chceme-li je skrýt, zvolíme v nabídce <text:span text:style-name="Strong_20_Emphasis">Zobrazit &gt; Skrýt prázdné místo</text:span>. Při aktivaci se vedle volby zobrazí zaškrtnutí.  Při zobrazení celé obrazovky se skryjí také záhlaví, zápatí a mezery. Funguje to pouze, pokud je ve stavovém řádku aktivováno zobrazení jediné stránky.</text:p>
      <text:p text:style-name="Definition_20_Term">Webové zobrazení</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stis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 Představujeme LibreOffice, zahrnuje postupy k vytvoření nových dokumentů, otevření existujících dokumentů, uložení dokumentů, přístupy ke vzdáleným serverům a dokumentům chráněným heslem. Kapitola 3 - Používáme styly a šablony obsahuje informace o tom, jak lze dokument vytvořit ze šablony.</text:p>
      <text:p text:style-name="P22">Ve výchozím nastavení LibreOffice vytváří a ukládá soubory v OpenDocument formátu (ODF), což je standardizovaný formát souborů používaný mnoha softwarovými aplikacemi. Dokumenty programu Writer mají příponu .ODT.</text:p>
      <text:list xml:id="list3121682301" text:style-name="Heading_20_Tip">
        <text:list-item>
          <text:p text:style-name="Heading_20_Tip">Tip</text:p>
        </text:list-item>
      </text:list>
      <text:p text:style-name="P76">Kdykoliv je možné si formát souboru zvolit, vybereme si výchozí formát ODF. Snížíme tím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ejprve uložíme dokument ve formátu používaném programem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Také můžeme změnit název souboru.</text:p>
        </text:list-item>
        <text:list-item>
          <text:p text:style-name="Numbering_20_1">Klikneme na <text:span text:style-name="Strong_20_Emphasis">Uložit</text:span>.</text:p>
        </text:list-item>
      </text:list>
      <text:p text:style-name="P5">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61109890698200" text:continue-list="list3121682301" text:style-name="Heading_20_Tip">
        <text:list-item>
          <text:p text:style-name="P173">Tip</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Strong_20_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dokumentem<text:bookmark-end text:name="__RefHeading___Toc14414_468984695"/></text:h>
      <text:h text:style-name="Heading_20_3" text:outline-level="3"><text:bookmark-start text:name="__RefHeading___Toc11243_4002210151"/>Používáme Navigátor<text:bookmark-end text:name="__RefHeading___Toc11243_4002210151"/></text:h>
      <text:p text:style-name="P48">Kromě navigačních funkcí stavového řádku (popsáno výše) a navigačního balíčku (popsáno v kapitole 1 - Představujeme LibreOffice), poskytuje program Writer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a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objektů, jako jsou například položky rejstříku, které jinak v textu těžko odlišíme.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 Přejít na stránku</text:span> v nabídce menu nebo klávesovou zkratkou <text:span text:style-name="Keystroke">Ctrl + G</text:span>, nebo klepneme na pole číslo stránky ve stavovém řádku, chceme-li otevřít dialogové okno Přejít na stránku (obrázek <text:span text:style-name="T67"><text:sequence-ref text:reference-format="value" text:ref-name="refFigure4">5</text:sequence-ref></text:span>). Zpočátku se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49">Chceme-li nastavit připomínku na aktuální místo kurzoru, klikneme v Navigátoru na ikonu <text:span text:style-name="Strong_20_Emphasis">Nastavit připomínku </text:span>. V dokumentu můžeme nastavit až pět připomínek; nastavení šesté způsobí odstranění první.</text:p>
      <text:p text:style-name="P49">Připomínky nejsou v dokumentu nijak zvýrazněny, nejsou ani v seznamu Navigátoru, takže je nemůžeme vidět. Výjimkou je přeskok z jedné na druhou, tehdy poloha kurzor indikuje umístění připomínky.</text:p>
      <text:p text:style-name="P49">Chceme-li mezi připomínkami přecházet, klikneme nejprve na nástrojové liště Navigátoru na ikonu <text:span text:style-name="Strong_20_Emphasis">Připomínky</text:span>. Pak klepneme na ikony <text:span text:style-name="Strong_20_Emphasis">Předchozí</text:span> a <text:span text:style-name="Strong_20_Emphasis">Další</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ých částí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obrázek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Předcházející krok 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Šipkami klávesnice se přesuneme na začátek další části vybíraného textu. Podržíme klávesu <text:span text:style-name="Keystroke">Shift</text:span> a šipkami vybereme další část.</text:p>
        </text:list-item>
        <text:list-item>
          <text:p text:style-name="P196">Opakujeme tolikrát, kolikrát potřebujeme.</text:p>
        </text:list-item>
      </text:list>
      <text:p text:style-name="P51">Nyní můžeme pracovat s vybraným textem (kopírovat jej, odstranit, změnit styl atd.).</text:p>
      <text:p text:style-name="P51">Stiskem klávesy <text:span text:style-name="Keystroke">Esc</text:span> režim doplnitelného výběru opust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e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jako jsou například webové stránky, a poté jej vložit do dokumentu.</text:p>
      <text:p text:style-name="P5">Chceme-li vybraný text přesunout (přetáhnout) pomocí myši, přetáhneme jej se stisknutým levým tlačítkem na nové místo, kde tlačítko uvolníme. Chceme-li vybraný text zkopírovat, stiskneme a během přesunu držíme klávesu <text:span text:style-name="Keystroke">Ctrl</text:span>. Text si zachovává formátování, které měl před přetažením.</text:p>
      <text:p text:style-name="P5">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standardní nástrojové liště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Přejdeme do nabídky <text:span text:style-name="Strong_20_Emphasis">Úpravy &gt; Vložit jinak</text:span>, nebo</text:p>
        </text:list-item>
        <text:list-item>
          <text:p text:style-name="P176">Klepneme na tlačítko šipka kombinací tlačítka <text:span text:style-name="Strong_20_Emphasis">Vložit </text:span> v panelu nástrojů, nebo </text:p>
        </text:list-item>
        <text:list-item>
          <text:p text:style-name="P176">Klepneme dvakrát na tlačítko <text:span text:style-name="Strong_20_Emphasis">Vložit</text:span> ve standardním panelu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me také vložit pomocí <text:span text:style-name="Keystroke">Shift + Ctrl + Alt + V</text:span>.</text:p>
      <text:h text:style-name="P150" text:outline-level="2"><text:bookmark-start text:name="__RefHeading__19498_697337876"/>Vyhledávání a nahrazování textu a formátování<text:bookmark-end text:name="__RefHeading__19498_697337876"/></text:h>
      <text:p text:style-name="P5">Program Writer má dva způsoby, jak najít text a formátování daného dokumentu: panel nástrojů Najít pro rychlé hledání a dialogové okno Najít a Nahradit. V dialogu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Hledání a náhrada odstavců určitého stylu</text:p>
        </text:list-item>
      </text:list>
      <text:h text:style-name="Heading_20_3" text:outline-level="3"><text:bookmark-start text:name="__RefHeading__83375_462712302"/>Nástrojová lišta Najít<text:bookmark-end text:name="__RefHeading__83375_462712302"/></text:h>
      <text:p text:style-name="P5">Ve výchozím nastavení je panel nástrojů Najít ukotven na spodní části okna LibreOffice (přímo nad stavovým řádkem), jak znázorňuje obrázek <text:sequence-ref text:reference-format="value" text:ref-name="refFigure8">9</text:sequence-ref>, ale můžeme jej nechat plovoucí nebo ukotvit na jiné místo. Pokud není panel nástrojů Najít viditelný, můžeme jej zobrazit pomocí <text:span text:style-name="Strong_20_Emphasis">Zobrazit &gt; Nástrojové lišty &gt; Najít</text:span>, zvolením <text:span text:style-name="Strong_20_Emphasis">Upravit &gt; Najít</text:span> z hlavní nabídky, nebo stisknutím kláves <text:span text:style-name="Keystroke">Ctrl + F</text:span>. Více informací o plovoucích a ukotvených nástrojových lištách se nachází v kapitole 1 -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ři použití panelu nástrojů Najít do příslušného pole napíšeme hledaný výraz a k vyhledání výskytu výrazu stiskneme <text:span text:style-name="Keystroke">Enter</text:span>. Klepneme na tlačítko <text:span text:style-name="Strong_20_Emphasis">Najít další </text:span> nebo <text:span text:style-name="Strong_20_Emphasis">Najít předchozí</text:span> (šipku) podle potřeby.</text:p>
      <text:p text:style-name="P6">Po kliknutí na <text:span text:style-name="Strong_20_Emphasis">Najít vše</text:span> se v dokumentu označí všechny výskyty hledaného výrazu. Chceme-li vyhledat shodný výraz, klepneme na <text:span text:style-name="Strong_20_Emphasis">Rozlišovat velikost</text:span>, vyberou se tak pouze výrazy, které se zcela shodují (velká písmena). Pro zobrazení dialogového okna Najít a nahradit stiskneme ikonu vpravo od <text:span text:style-name="Strong_20_Emphasis">Rozlišovat velikost</text:span>.</text:p>
      <text:p text:style-name="P5">Chceme-li prohledat pouze specifické typy obsahu klepneme na pole <text:span text:style-name="Strong_20_Emphasis">Navigovat</text:span>podle na panelu nástrojů Najít a vybereme z vyskakovacího nabídky.  Například k vyhledání něčeho uvnitř záhlaví dokumentu vybereme v nabídce položku <text:span text:style-name="Emphasis">Záhlaví</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epneme na křížek X vlevo nebo stiskneme <text:span text:style-name="Keystroke">Esc</text:span>, když je kurzor ve vyhledávacím poli.</text:p>
      <text:list xml:id="list161110685662575" text:continue-list="list161109890698200" text:style-name="Heading_20_Tip">
        <text:list-item>
          <text:p text:style-name="Heading_20_Tip">Tip</text:p>
        </text:list-item>
      </text:list>
      <text:p text:style-name="P131">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9" text:outline-level="3"><text:bookmark-start text:name="__RefHeading__83377_462712302"/>Dialog Najít a nahradit<text:bookmark-end text:name="__RefHeading__83377_462712302"/></text:h>
      <text:p text:style-name="P52">K zobrazení  dialogu Najít a nahradit (obrázek <text:span text:style-name="T119"><text:sequence-ref text:reference-format="value" text:ref-name="refFigure10">11</text:sequence-ref></text:span>), použijeme klávesovou zkratku <text:span text:style-name="Keystroke">Ctrl + H</text:span>, nebo vybereme <text:span text:style-name="Strong_20_Emphasis">Úpravy &gt; Najít a Nahradit</text:span> z hlavní nabídky, nebo klepneme na ikonu <text:span text:style-name="Strong_20_Emphasis">Najít a nahradit</text:span> na nástrojové liště Najít. Když je dialog Najít a nahradit otevřen, volitelně jej můžeme rozbalit klepnutím na <text:span text:style-name="Strong_20_Emphasis">Ostatní možnosti</text:span>.</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5">Práce s dialogem Najít a nahradit:</text:p>
      <text:list xml:id="list161110870803298" text:continue-list="list1773487309" text:style-name="Numbering_20_1">
        <text:list-item text:start-value="1">
          <text:p text:style-name="P196">Do pole <text:span text:style-name="Emphasis">Najít</text:span> napíšeme hledaný text.</text:p>
        </text:list-item>
        <text:list-item>
          <text:p text:style-name="P196">Chceme-li hledaný text nahradit jiným textem, zadáme nový text do pole <text:span text:style-name="Emphasis">Nahradit </text:span>.</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61110503993169" text:continue-numbering="true" text:style-name="Numbering_20_1">
        <text:list-item>
          <text:p text:style-name="P196">Když máme vyhledávání nastaveno, klepneme na <text:span text:style-name="Strong_20_Emphasis">Najít další</text:span>. Chceme-li nahradit nalezený text, klepneme na <text:span text:style-name="Strong_20_Emphasis">Nahradit</text:span>.</text:p>
        </text:list-item>
      </text:list>
      <text:p text:style-name="Text_20_body">Pokud klepneme na <text:span text:style-name="Strong_20_Emphasis">Najít vše</text:span>, LibreOffice vybere všechny výskyty vyhledávaného textu v dokumentu. Podobně při výběru <text:span text:style-name="Strong_20_Emphasis">Nahradit vše</text:span> LibreOffice nahradí všechny výrazy bez ohledu na jejich význam.</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Používejme <text:span text:style-name="Strong_20_Emphasis"> Nahradit vše</text:span> s opatrností; v opačném případě můžeme skončit s trochu trapnými (a často veselými) chybami.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ceme-li otevřít dialogové okno Speciální znaky, vybereme <text:span text:style-name="Strong_20_Emphasis">Vložit &gt; Speciální znak</text:span> nebo klepneme na ikonu <text:span text:style-name="Strong_20_Emphasis">Vložit speciální znak</text:span> ve standardním panelu nástrojů<text:span text:style-name="Strong_20_Emphasis"/>.</text:p>
        </text:list-item>
        <text:list-item>
          <text:p text:style-name="Numbering_20_1">Dvojitým klepnutím na znak (z jakéhokoliv typu písma) vybereme znak, který chceme vložit, v pořadí, pak klepneme na <text:span text:style-name="Strong_20_Emphasis">Vložit</text:span>. Znaky posledně vybrané k vložení jsou zobrazeny ve spodní levém části dialogu. Každý znak se po zvolení zobrazí v pravé části okna spolu se svým číselným kódem.</text:p>
        </text:list-item>
      </text:list>
      <text:p text:style-name="P141">Dialogové okno Speciální znaky (obrázek <text:sequence-ref text:reference-format="value" text:ref-name="refFigure11">12</text:sequence-ref>) zahrnuje oblasti pro výběr <text:span text:style-name="Emphasis">Poslední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61111108182595" text:continue-list="list161110685662575" text:style-name="Heading_20_Tip">
        <text:list-item>
          <text:p text:style-name="P174">Tip</text:p>
        </text:list-item>
      </text:list>
      <text:p text:style-name="P129">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konec řádku od sebe oddělil dvě slova, stiskneme za prvním slovem klávesy <text:span text:style-name="Keystroke">Ctrl + Shift + mezerník</text:span>,  čímž vložíme nezlomitelnou mezeru. Můžeme také použít <text:span text:style-name="Strong_20_Emphasis">Vložit &gt; Řídící znaky &gt; Vložit nezlomitelné mezery</text:span> z hlavní nabídky.</text:p>
      <text:h text:style-name="Heading_20_3" text:outline-level="3"><text:bookmark-start text:name="__RefHeading___Toc14432_468984695"/><text:soft-page-break/>Vkládání nezlomitelných spojovníků<text:bookmark-end text:name="__RefHeading___Toc14432_468984695"/></text:h>
      <text:p text:style-name="P53">V případě, že nechceme, aby se spojovník objevoval na konci řádků, například v čísle jako je 123-4567, stiskneme  <text:span text:style-name="Keystroke">Shift + Ctrl + znaménko mínus</text:span> nebo použijeme <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32">Chceme-li zadat krátké pomlčky a dlouhé pomlčky<text:alphabetical-index-mark text:string-value="pomlčky"/>, můžeme použít <text:span text:style-name="Strong_20_Emphasis">Nahradit pomlčky</text:span> na kartě <text:span text:style-name="Emphasis">Možnosti</text:span> karta pod <text:span text:style-name="Strong_20_Emphasis">Nástroje &gt; Automatické opravy &gt; Nastavení automatických oprav</text:span>. Volba za určitých podmínek nahrazuje dvě z klávesnice vložené pomlčky odpovídající pomlčkou.</text:p>
      <text:p text:style-name="P124">–<text:tab/>je <text:alphabetical-index-mark text:string-value="krátká a dlouhá pomlčka"/>krátká pomlčka (anglicky „en-dash“); jde o pomlčku o stejné šířce, jakou má v používaném písmu písmeno „n“. Napíšeme alespoň jeden znak, mezeru, jednu nebo dvě pomlčky, další mezeru, za ní alespoň jeden znak a znovu mezeru. Jedna či dvě pomlčky budou nahrazeny krátkou pomlčkou.</text:p>
      <text:p text:style-name="P124">—<text:tab/>je dlouhá pomlčka; má šířku shodnou se šířkou písmene „m“ v používaném písmu. Napíšeme alespoň jeden znak, dvě pomlčky a alespoň jeden další znak. Dva spojovníky budou nahrazeny dlouhou pomlčkou. Platí výjimka: pokud jsou znaky číslice, jako v datu nebo čase, jsou dvě pomlčky nahrazeny krátkou pomlčkou.</text:p>
      <text:p text:style-name="P5">Více podrobností se nachází v nápovědě. Pro více postupů o vkládání pomlček, viz příručka <text:span text:style-name="Emphasis">Writer Guide</text:span>.</text:p>
      <text:h text:style-name="P150" text:outline-level="2"><text:bookmark-start text:name="__RefHeading___Toc19949_1611997718"/>Kontrola pravopisu a gramatiky<text:bookmark-end text:name="__RefHeading___Toc19949_1611997718"/></text:h>
      <text:p text:style-name="P8">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3">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epneme na tlačítko <text:span text:style-name="Strong_20_Emphasis">Kontrola pravopisu</text:span> a otevře se dialogové okno. Po opravě slova vlnovka zmizí.</text:p>
      <text:h text:style-name="Heading_20_3" text:outline-level="3"><text:bookmark-start text:name="__RefHeading___Toc18459_338194298"/>Používání dialogového okna Kontrola pravopisu<text:bookmark-end text:name="__RefHeading___Toc18459_338194298"/></text:h>
      <text:p text:style-name="P9">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stiskneme <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5">Nástroj pro kontrolu pravopisu má i několik dalších funkcí:</text:p>
      <text:p text:style-name="Definition_20_Term">Změna jazyka slovníku</text:p>
      <text:p text:style-name="Text_20_body_20_indent">Změnu jazyka slovníku (například španělský, francouzský nebo německý) provedeme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é je popsáno v kapitole 2, a vybereme, zda chceme zkontrolovat slova psaná velkými písmeny nebo slova obsahující čísla. </text:p>
      <text:p text:style-name="Definition_20_Term"><text:soft-page-break/>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Viz „<text:bookmark-ref text:reference-format="text" text:ref-name="__RefHeading___Toc20102_1611997718"> Používání vestavěných jazykových nástrojů</text:bookmark-ref>“ na stránce <text:span text:style-name="T73"><text:bookmark-ref text:reference-format="page" text:ref-name="__RefHeading___Toc20102_1611997718">35</text:bookmark-ref></text:span><text:s/>. Více informací nalezneme v příručce <text:span text:style-name="Emphasis">Writer Guide</text:span>. </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Kontrola pravopisu „Gramatika podle“</text:p>
      <text:p text:style-name="P110">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0">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Synonyma,  slovník synonym (tezaurus)<text:bookmark-end text:name="__RefHeading___Toc19945_1611997718"/></text:h>
      <text:p text:style-name="P93">Chceme-li otevřít krátký seznam synonym, klepneme pravým tlačítkem myši na slovo a v místní nabídce přejdeme na <text:span text:style-name="Strong_20_Emphasis">Synonyma</text:span>. Zobrazí se podnabídka alternativních slov a frází. Klepnutím na slovo nebo sousloví v podnabídce nahradíme zvýrazněné slovo nebo frázi v dokumentu.</text:p>
      <text:p text:style-name="P92">Tezaurus (slovník synonym) obsahuje rozsáhlejší seznam alternativních slov a frází. Chceme-li použít tezaurus, klepneme v podnabídce <text:span text:style-name="Strong_20_Emphasis">Synonyma</text:span> na <text:span text:style-name="Strong_20_Emphasis">Slovník synonym</text:span>. Pokud aktuální jazyk nemá nainstalovaný slovník synonym, je tato funkce nepřístupná.</text:p>
      <text:h text:style-name="P150" text:outline-level="2"><text:bookmark-start text:name="__RefHeading___Toc25249_1611997718"/>Automatické opravy<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Do seznamu oprav můžeme přidat své vlastní, můžeme přidat speciální znaky nebo změnit opravy nainstalované s LibreOffice. Volbou <text:span text:style-name="Strong_20_Emphasis">Nástroje &gt; Automatické opravy &gt; Nastavení automatických oprav</text:span> otevřeme dialogové okno Automatické opravy. Na kartě <text:span text:style-name="Emphasis">Nahradit</text:span> (obrázek <text:span text:style-name="T132"><text:sequence-ref text:reference-format="value" text:ref-name="refFigure12">13</text:sequence-ref></text:span>) můžeme definovat, které řetězce textu budou opraveny a jak. Ve většině případů vyhovuje výchozí nastavení.</text:p>
      <text:p text:style-name="P5">Chceme-li zabránit nahrazování určitých slov, přejdeme na kartu <text:span text:style-name="Emphasis">Nahradit</text:span>, vybereme požadovanou dvojici slov a klik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ikneme na <text:span text:style-name="Strong_20_Emphasis">Nový</text:span>.</text:p>
      <text:p text:style-name="P5">Na ostatních záložkách dialogového okna je možné pro automatické opravy nastavit mnoho dalších možností.</text:p>
      <text:p text:style-name="P5">Chceme-li automatické opravy vypnout, zrušíme zaškrtnutí políčka <text:span text:style-name="Strong_20_Emphasis">Nástroje &gt; Automatické opravy &gt; Při psaní</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Dokončování slov<text:bookmark-end text:name="__RefHeading__19514_697337876"/></text:h>
      <text:p text:style-name="P5">Je-li dokončování slov aktivní, zkouší Writer odhadnout, jaké slovo píšeme a nabízí nám jeho dokončení. Návrh přijmeme stiskem klávesy <text:span text:style-name="Keystroke">Enter</text:span>. V opačném případě pokračujeme v psaní.</text:p>
      <text:p text:style-name="P59">Dokončování slov vypneme v nabídce <text:span text:style-name="Strong_20_Emphasis">Nástroje &gt; Automatické opravy &gt; Nastavení automatických oprav &gt; Dokončování slov</text:span> a zrušíme zaškrtnutí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bublinová nápověda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největšího počtu slov zapamatovaných pro dokončování a délka nejkratšího slova, které se má pamatovat.</text:p>
        </text:list-item>
        <text:list-item>
          <text:p text:style-name="P177">Smazání určitých slov ze seznamu pro dokončování slov.</text:p>
        </text:list-item>
        <text:list-item>
          <text:p text:style-name="P177"><text:soft-page-break/>Změna klávesy, která přijímá navržené položky – možnosti jsou šipka doprava a klávesy End, Enter (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Automatický text<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opakovaného psaní „LibreOffice Writer“ definujeme položku automatického textu tak, aby se tato slova vložila do textu po napsání „low“ a stisku klávesy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stis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Pro položku automatického textu zvolíme kategorii, například <text:span text:style-name="Emphasis">Můj automatický text</text:span>.</text:p>
        </text:list-item>
        <text:list-item>
          <text:p text:style-name="P196">Klepneme na tlačítko <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ik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je-li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Pomocí stylu se v jeden okamžik použije celá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text:p>
      <text:p text:style-name="P11">Program Writer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y lze použít na odstavce pomocí rozevíracího seznamu Styly na levém konci panelu nástrojů Formát, pomocí karty Styly na postranním panelu a pomocí nabídky <text:span text:style-name="Strong_20_Emphasis">Styly</text:span> v hlavní nabídce (omezeno na běžné styly). Pro použití odstavcových stylů Nadpis 1 až Nadpis 5 můžeme také použít klávesové zkratky <text:span text:style-name="Keystroke">Ctrl + 1</text:span> až <text:span text:style-name="Keystroke">Ctrl + 5</text:span>.</text:p>
      <text:p text:style-name="P63">Nástrojovou lištu Formátování (Styly) můžeme otevřít pomocí <text:span text:style-name="Strong_20_Emphasis">Zobrazit &gt; Nástrojové lišty &gt; Formátování (styly)</text:span>; viz obrázek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Tip</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2" text:outline-level="2"><text:bookmark-start text:name="__RefHeading___Toc14436_468984695"/>Přímé formátování odstavců<text:bookmark-end text:name="__RefHeading___Toc14436_468984695"/></text:h>
      <text:p text:style-name="P29">Pomocí tlačítek na nástrojové liště Formátování a na panelu Odstavec v části Vlastnosti postranní lišty můžeme na odstavce použít řadu nástrojů na přímé formátování. Ne všechna tlačítka jsou viditelná ze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Vymazat přímé formátování</text:span> z hlavní nabídky nebo klepneme pravým tlačítkem a zvolíme <text:span text:style-name="Strong_20_Emphasis">Vymazat přímé formátování</text:span> z místní nabídky nebo stiskneme klávesy <text:span text:style-name="Keystroke">Ctrl + M</text:span> nebo klepneme na ikonu <text:span text:style-name="Strong_20_Emphasis">Vymaza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Chceme-li změnit styl, zvýrazníme znaky nebo slova a aplikujeme vybraný styl znaků z menu stylů v nabídce menu, ze stylů znaků v kartě paleta Styly znaků na postranní liště nebo pravým kliknutím na kontextové menu.</text:p>
      <text:h text:style-name="P150" text:outline-level="2"><text:bookmark-start text:name="__RefHeading__19524_697337876"/>Přímé formátování znaků<text:bookmark-end text:name="__RefHeading__19524_697337876"/></text:h>
      <text:p text:style-name="P12">Je doporučeno používat styly k formátování znaků tak moc, jak je to možné, raději než formátování znaků přímo, jak je popsáno v této sekci.</text:p>
      <text:p text:style-name="P12">Pomocí tlačítek na nástrojové liště Formátování a na panelu Znak v části Vlastnosti postranní lišty můžeme na znaky použít řadu nástrojů na formátování. Ne všechna tlačítka jsou viditelná ze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ení velikosti písma, zmenšení velikosti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Stejně jako přímé formátování přepisuje aktuální styl odstavce, využitím přímého formátování znaků přepisuje aktuální formátování znakových stylů.</text:p>
      <text:h text:style-name="P154" text:outline-level="2"><text:bookmark-start text:name="__RefHeading___Toc14440_468984695"/>Formátování tabulek<text:bookmark-end text:name="__RefHeading___Toc14440_468984695"/></text:h>
      <text:p text:style-name="P13">Tabulky v dokumentu Writer sdílejí stejné nastavení formátování prvků jako sešit v LibreOffice Calc.</text:p>
      <text:p text:style-name="P54">Chceme-li aplikovat styly tabulek, klepneme na tabulku, kterou si přejeme naformátovat a dvakrát klepneme na seznam stylů tabulky na kartě postranní lišty. Případně klepneme na tabulku, kterou si přejeme naformátovat, vybereme <text:span text:style-name="Strong_20_Emphasis">Tabulka &gt; Styly automatického formátu</text:span> z menu a vybereme styl z otevřeného dialogového okna. Více informací naleznete v kapitole 13 - Tabulky dat příručky <text:span text:style-name="Emphasis">Writer Guide</text:span>.</text:p>
      <text:h text:style-name="Heading_20_2" text:outline-level="2"><text:bookmark-start text:name="__RefHeading___Toc14442_468984695"/>Automatické opravy<text:bookmark-end text:name="__RefHeading___Toc14442_468984695"/></text:h>
      <text:p text:style-name="P5">Podle nastavení provedených na kartě <text:span text:style-name="Emphasis">Možnosti</text:span> v dialogovém okně Automatické opravy (<text:span text:style-name="Strong_20_Emphasis"> Nástroje &gt; Automatické opravy &gt; Možnosti automatických oprav </text:span>) můžeme nastavit, aby program Writer při psaní automaticky formátoval nebo opravoval části dokumentu).</text:p>
      <text:p text:style-name="P5"><text:s/>Mezi časté nechtěné nebo neočekávané změny formátování patří:</text:p>
      <text:list xml:id="list1859287056" text:style-name="List_20_1">
        <text:list-item text:start-value="1">
          <text:p text:style-name="P176"><text:soft-page-break/>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jsou tato nastavení prvním místem, kde hledat jejich příčinu. Ve většině případů problém vyřešíme volbou <text:span text:style-name="Strong_20_Emphasis">Úpravy &gt; Zpět</text:span> (<text:span text:style-name="Keystroke">Ctrl + Z</text:span>).</text:p>
      <text:p text:style-name="P66">Chceme-li zapnout nebo vypnout automatickou opravu, vybereme <text:span text:style-name="Strong_20_Emphasis">Nástroje &gt; Automatická oprava</text:span> a označíme nebo odznačíme položku ze seznamu. Nápověda popisuje každou z těchto možností.</text:p>
      <text:h text:style-name="P155"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Kdykoliv je to možné, k vytváření odrážek a číslování používáme styly odstavců. Program Writer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61111343043846" text:continue-list="list161111800322785"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64">K přidání stylu seznamu k jednomu ze stylů odstavce přejdeme na panel styly na postranní liště, klepneme pravým tlačítkem myši na styl odstavce, který chceme využít, a pak vybereme <text:span text:style-name="Strong_20_Emphasis">Upravit</text:span>. Na kartě osnova a číslování v dialogovém okně Styl odstavce vybereme příslušný seznam stylů z rozevíracího seznamu <text:span text:style-name="Emphasis"/> <text:span text:style-name="Emphasis">Styl číslování</text:span>.</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Obrázek <text:sequence text:ref-name="refFigure16" text:name="Figure" text:formula="ooow:Figure+1" style:num-format="1">17</text:sequence>: Přiřazení seznamu stylů ke stylu odstavce </text:p></draw:text-box></draw:frame></text:p>
      <text:p text:style-name="P33">Styly odstavce jako je Seznam 1 začátek a Seznam 1 konec umožňují  upravit specifické vlastnosti (jako je mezera mezi odstavci) pro položky na začátku nebo na konci seznamu.</text:p>
      <text:list xml:id="list161111551528214" text:continue-list="list161111275257816" text:style-name="Heading_20_Note">
        <text:list-item>
          <text:p text:style-name="P170">Poznámka</text:p>
        </text:list-item>
      </text:list>
      <text:p text:style-name="P82">Seznam stylů není určen k použití samostatně. Spíše jsou určeny k připojení ke stylům odstavců.</text:p>
      <text:h text:style-name="P161" text:outline-level="3"><text:bookmark-start text:name="__RefHeading___Toc14446_468984695"/>Vytváření vnořených seznamů<text:bookmark-end text:name="__RefHeading___Toc14446_468984695"/></text:h>
      <text:p text:style-name="P36"><text:span text:style-name="T70">Se styly odstavce můžeme snadno vytvářet vnořené seznamy, ve kterých položky seznamu mají podpoložky, jako je tomu u obrysu. <text:s/>To vyžaduje specifické nastavené dalších úrovní. <text:s/>Chceme-li to provést, <text:s/>klepneme pravým tlačítkem myši na seznam stylů (ne odstavcové styly), vybereme </text:span><text:span text:style-name="Strong_20_Emphasis">Upravit</text:span> a určíme, jak bude každá vrstva pomocí <text:span text:style-name="Emphasis">Stylu číslování</text:span> označena. Také specifikujeme umístění a mezery každé úrovně pomocí karty <text:span text:style-name="Emphasis">Pozice</text:span>. Podrobnosti nalezneme v příručce <text:span text:style-name="Emphasis">Writer Guide</text:span>.</text:p>
      <text:p text:style-name="P3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Odrážky a číslování mohou být manuálně aplikovány ve třech základních případech:</text:p>
      <text:list xml:id="list161111316014470" text:continue-list="list161111343043846"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
            <text:list-item>
              <text:list>
                <text:list-item>
                  <text:p text:style-name="List_20_1">Použijeme panel odstavce na panelu Vlastnosti postranní lišty.</text:p>
                </text:list-item>
              </text:list>
            </text:list-item>
          </text:list>
        </text:list-item>
      </text:list>
      <text:p text:style-name="P35">Odrážky a číslování můžeme použít na vybraný text nebo při psaní.</text:p>
      <text:list xml:id="list161111445433275" text:continue-list="list161111233242889" text:style-name="Heading_20_Tip">
        <text:list-item>
          <text:p text:style-name="Heading_20_Tip"><text:soft-page-break/>Tip</text:p>
        </text:list-item>
      </text:list>
      <text:p text:style-name="P90">Odrážky a číslování použité těmito způsoby nemohou být odstraněny pomocí <text:span text:style-name="Strong_20_Emphasis">Formát &gt; Vymazat přímé formátování</text:span> v Menu, nebo <text:span text:style-name="Strong_20_Emphasis">Vymazat přímé formátování</text:span> pomocí ikony na panelu nástrojů Formátování, nebo použitím <text:span text:style-name="Keystroke">Ctrl + M</text:span>. Spíše mohou být vypnuty nebo odstraněny z označeného textu přepnutím na příslušných tlačítcích na panelu nástrojů <text:span text:style-name="Strong_20_Emphasis">Formátování</text:span> nebo na panelu Vlastnosti na postranní liště.</text:p>
      <text:h text:style-name="Heading_20_3" text:outline-level="3"><text:bookmark-start text:name="__RefHeading___Toc29936_1431099649"/>Vytváření vnořených seznamů<text:bookmark-end text:name="__RefHeading___Toc29936_1431099649"/></text:h>
      <text:p text:style-name="P5">Použitím tlačítek na panelu nástrojů odrážek a číslování  posouváme položky v seznamu nahoru nebo dolů, vytváříme podpoložky, měníme styl odrážek a otvíráme dialog odrážky a číslování, který zahrnuje detailnější ovládací prvky. Chceme-li zobrazit nástrojovou lištu, použijeme <text:span text:style-name="Strong_20_Emphasis">Zobrazit &gt; Nástrojové lišty &gt; Odrážky a číslování</text:span>.</text:p>
      <text:list xml:id="list161110447756599" text:continue-list="list161111551528214" text:style-name="Heading_20_Note">
        <text:list-item>
          <text:p text:style-name="P172">Poznámka</text:p>
        </text:list-item>
      </text:list>
      <text:p text:style-name="P76">Pokud bylo číslování nebo odrážky použito automaticky jakýmkoliv způsobem, který je považován za nevhodný, můžeme jej dočasně vypnout odznačením <text:span text:style-name="Strong_20_Emphasis"> Nástroje &gt; Automatické opravy &gt; Při psaní</text:span>.</text:p>
      <text:p text:style-name="Text_20_body">K vytváření vnořených seznamů můžeme využít také tlačítka <text:span text:style-name="Strong_20_Emphasis">Přepnout odrážkový seznam</text:span> a <text:span text:style-name="Strong_20_Emphasis">Přepnout číslovaný seznam</text:span> na panelu Vlastnosti postranního panelu. Chceme-li otevřít dialogové okno, klepneme na příslušné tlačítko <text:span text:style-name="Strong_20_Emphasis">Další odrážky/číslování</text:span>. Postranní lišta však neobsahuje nástroje pro změnu úrovně položky seznamu, které se nacházejí na liště Odrážky a číslování.</text:p>
      <text:h text:style-name="P150" text:outline-level="2"><text:bookmark-start text:name="__RefHeading___Toc19951_1611997718"/>Nastavení tabelačních zarážek a odsazení<text:bookmark-end text:name="__RefHeading___Toc19951_1611997718"/></text:h>
      <text:p text:style-name="P5">Na vodorovném pravítku jsou zobrazeny <text:alphabetical-index-mark text:string-value="kroky tabulátoru"/>kroky tabulátoru. Námi definované polohy zarážek přepisují jejich výchozí nastavení.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Je proto vhodné definovat si vlastní nastavení tabulátorů podle následujícího textu.</text:p>
      <text:p text:style-name="P5">Chceme-li definovat odsazení a nastavení karty jednoho nebo více odstavců<text:alphabetical-index-mark text:string-value="odsazení"/>, klepneme pravým tlačítkem myši a vybereme <text:span text:style-name="Strong_20_Emphasis">Odstavec &gt; Odstavec</text:span>. V dialogu Odstavec přejdeme na kartu <text:span text:style-name="Emphasis"> Tabulátory</text:span>.</text:p>
      <text:p text:style-name="P5">Než nastavovat tabulátory v odstavci, je lepší definovat je ve stylu odstavce. To provedeme pomocí karty <text:span text:style-name="Emphasis">Tabulátory</text:span> v dialogovém okně Styl odstavce.</text:p>
      <text:list xml:id="list161110319317871" text:continue-list="list161111445433275" text:style-name="Heading_20_Tip">
        <text:list-item>
          <text:p text:style-name="P174">Tip</text:p>
        </text:list-item>
      </text:list>
      <text:p text:style-name="P76">Používání tabulátorů na rozmístění textu se nedoporučuje. V závislosti na tom, čeho se snažíme dosáhnout, může být tabulka nebo rámec lepší volbou.</text:p>
      <text:h text:style-name="P150" text:outline-level="2"><text:bookmark-start text:name="__RefHeading__19506_6973378761"/>Změna výchozí vzdálenosti tabelačních zarážek<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ou mít vliv na tabulátory ve všech dokumentech, které následně otevřeme, a také na tabulátory, které vložíme po provedení změny.</text:p>
      <text:p text:style-name="P5"><text:soft-page-break/>Chceme-li změnit velikost výchozího kroku tabulátoru, zvolíme <text:span text:style-name="Strong_20_Emphasis">Nástroje &gt; Možnosti &gt; LibreOffice Writer &gt; Obecné</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6"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50"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59" text:outline-level="3"><text:bookmark-start text:name="__RefHeading__83387_462712302"/>Automatické dělení slov využitím stylů<text:bookmark-end text:name="__RefHeading__83387_462712302"/></text:h>
      <text:p text:style-name="P92">Automatické dělení slov zapneme nebo vypneme:</text:p>
      <text:list xml:id="list161110662375773" text:continue-list="list161110510287140" text:style-name="Numbering_20_1">
        <text:list-item text:start-value="1">
          <text:p text:style-name="P196">Na paletě styly v postranní liště přejdeme na styly odstavce, klepneme pravým tlačítkem myši na Výchozí styl (nebo jiný styl, který chceme využít) a vybereme <text:span text:style-name="Strong_20_Emphasis">Upravit</text:span>.</text:p>
        </text:list-item>
        <text:list-item>
          <text:p text:style-name="P196">V dialogovém okně Styl odstavce (obrázek <text:sequence-ref text:reference-format="value" text:ref-name="refFigure19">20</text:sequence-ref>) přejdeme na kartu <text:span text:style-name="Emphasis">Tok textu</text:span>.</text:p>
        </text:list-item>
        <text:list-item>
          <text:p text:style-name="P196">V části <text:span text:style-name="Emphasis">Dělení slov</text:span> vybereme nebo zrušíme výběr volby <text:span text:style-name="Strong_20_Emphasis">Automaticky</text:span>. Je-li zapnuto automatické dělení slov, můžeme také nastavit kritéria, kdy by k němu mělo dojít. Uložíme klepnutím na <text:span text:style-name="Strong_20_Emphasis">OK</text:span>.</text:p>
        </text:list-item>
      </text:list>
      <text:list xml:id="list161111657721495" text:continue-list="list161110447756599" text:style-name="Heading_20_Note">
        <text:list-item>
          <text:p text:style-name="P171">Poznámka</text:p>
        </text:list-item>
      </text:list>
      <text:p text:style-name="P78">Zapnutí dělení slov ve stylu odstavce Výchozí styl se projeví ve všech odstavcích, které jsou na tomto stylu založeny. Jednotlivě můžeme ostatní styly upravit tak, aby v nich dělení slov nebylo zapnuté (například nechceme, aby se rozdělovala slova v nadpisech).</text:p>
      <text:p text:style-name="P78">Styly, které nejsou založeny na stylu Výchozí, nebudou ovlivněny. Více informací o stylech založených na jiných stylech se nachází v kapitole 3 - Používáme styly a šablony</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Strong_20_Emphasis">Nástroje &gt; Možnosti &gt; Jazyková nastavení &gt; Pomůcky pro psaní</text:span>. V části <text:span text:style-name="Emphasis">Možnosti</text:span> v dolní části dialogového okna najdeme nastavení dělení slov.</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14">Chceme-li volitelné rozdělení vložit do slova, klepneme na místo, kde se má zobrazit (v případě potřeby) a stiskneme <text:span text:style-name="Keystroke">Ctrl + spojovník</text:span> 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3" text:outline-level="1"><text:bookmark-start text:name="__RefHeading__19534_697337876"/><text:alphabetical-index-mark text:string-value="formátování stránek"/>Formátování stránek<text:bookmark-end text:name="__RefHeading__19534_697337876"/></text:h>
      <text:p text:style-name="P100">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25">Stejně jako u jiných stylů nabízí program Writer celou řadu stylů stránky. Můžeme je měnit nebo vytvářet nové. Pokud nebyl zadán žádný jiný styl stránky, používá se výchozí styl stránky.</text:p>
      <text:p text:style-name="P55"><text:soft-page-break/>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61110335669273" text:continue-list="list161110319317871" text:style-name="Heading_20_Tip">
        <text:list-item>
          <text:p text:style-name="Heading_20_Tip">Tip</text:p>
        </text:list-item>
      </text:list>
      <text:p text:style-name="P76">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50" text:outline-level="2"><text:bookmark-start text:name="__RefHeading___Toc6710_2032323426"/><text:reference-mark-start text:name="Creating headers and footers"/>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ce, jako je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9" text:outline-level="3"><text:bookmark-start text:name="__RefHeading__83391_462712302"/>Vkládání záhlaví nebo zápatí<text:bookmark-end text:name="__RefHeading__83391_462712302"/></text:h>
      <text:p text:style-name="P41">Záhlaví můžeme vložit <text:span text:style-name="T66">několika způsoby. <text:s/>Zde je nejjednodušší:</text:span></text:p>
      <text:list xml:id="list161111871464353" text:continue-list="list161111316014470" text:style-name="List_20_1">
        <text:list-item>
          <text:p text:style-name="P176">Klepneme do oblasti nad horním okrajem textu, tím zobrazíme značku záhlaví nebo zápatí (obrázek <text:sequence-ref text:reference-format="value" text:ref-name="refFigure21">22</text:sequence-ref>) a následně klepneme na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Po vytvoření záhlaví/zápatí se na značce objeví šipka dolů.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Jiný způsob je zvolit <text:span text:style-name="Strong_20_Emphasis">Vložit &gt; Záhlaví a zápatí &gt; Záhlaví &gt; Výchozí styl</text:span> (nebo nějaký jiný styl stránky).</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text:soft-page-break/>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5">Na formátování záhlaví (podobná nastavení existují i pro zápatí) klepneme na  <text:span text:style-name="Strong_20_Emphasis">Formát záhlaví</text:span> v nabídce zobrazené na obrázku <text:sequence-ref text:reference-format="value" text:ref-name="refFigure22">23</text:sequence-ref><text:s/>nebo přejdeme na <text:span text:style-name="Strong_20_Emphasis">Formát &gt; Styl stránky &gt; Záhlaví</text:span>. Oběma způsoby otevřeme stejnou záložku v dialogovém okně Styl stránky.</text:p>
      <text:p text:style-name="P38">Zde můžeme určit, zda mají být záhlaví na levé a pravé stránce stejná nebo odlišná. Můžeme také určit, zda první stránka nebude mít žádné záhlaví nebo jiné záhlaví než další stránky.</text:p>
      <text:p text:style-name="P38">V tomto okně můžeme také záhlaví zapnout nebo vypnout, nastavit jeho okraje a mezeru mezi záhlavím a textem dokumentu.</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30</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Pomocí pravítek - rychlé a jednoduché, ale neumožňuje jemné nastavení.</text:p>
        </text:list-item>
        <text:list-item>
          <text:p text:style-name="P176">Pomocí dialogového okna Styl stránky – umožňuje zadat okraje s přesností na dvě desetinná místa.</text:p>
        </text:list-item>
        <text:list-item>
          <text:p text:style-name="P176">Pomocí karty Stránka na postranní liště.</text:p>
        </text:list-item>
      </text:list>
      <text:list xml:id="list161111279529774" text:continue-list="list161110320844223" text:style-name="Heading_20_Caution">
        <text:list-item>
          <text:p text:style-name="P165">Upozornění</text:p>
        </text:list-item>
      </text:list>
      <text:p text:style-name="P76">Když změníme okraje, změní se také styl stránky a změněné okraje se použijí na všechny stránky používající tento styl.</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Klepneme kdekoliv na stránce pravým tlačítkem myši a z místní nabídky vybereme <text:span text:style-name="Strong_20_Emphasis">Styl stránky</text:span>.</text:p>
        </text:list-item>
        <text:list-item>
          <text:p text:style-name="P196">Na kartě <text:span text:style-name="Emphasis">Stránka</text:span> dialogového okna zadáme požadované vzdálenosti do čtyř polí v části <text:span text:style-name="Emphasis">Okraje</text:span>.</text:p>
        </text:list-item>
      </text:list>
      <text:p text:style-name="P5">Chceme-li změnit okraje pomocí panelu Stránka v postranní liště:</text:p>
      <text:list xml:id="list161110343758160" text:continue-list="list161110527353333" text:style-name="Numbering_20_1">
        <text:list-item text:start-value="1">
          <text:p text:style-name="P199">Na postranní liště otevřeme kartu Stránka.</text:p>
        </text:list-item>
        <text:list-item>
          <text:p text:style-name="P200">Na panelu <text:span text:style-name="Emphasis">Formát</text:span> vybereme požadované okraje z rozevíracího seznamu <text:span text:style-name="Emphasis">Okraje</text:span>. Klepnutím na tlačítko <text:span text:style-name="Strong_20_Emphasis">Další možnosti</text:span> otevřeme dialogové okno Styl stránky, ve kterém můžem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61110758319551" text:continue-list="list161110343758160" text:style-name="Numbering_20_1">
        <text:list-item text:start-value="1">
          <text:p text:style-name="P201">Zvolíme <text:span text:style-name="Strong_20_Emphasis">Formát &gt; Vodoznak</text:span>.</text:p>
        </text:list-item>
        <text:list-item>
          <text:p text:style-name="P201">V dialogovém okně Vodoznak zadáme text a vybereme písmo, úhel, průhlednost a barvu vodoznaku.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Vodoznak se automaticky stane součástí stylu stránky, kde je vložen, a všechny ostatní stránky stejného stylu budou mít vodoznak. Stránky s různými nebo žádnými vodoznaky potřebují pro tyto stránky různé styly stránek.</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vložit komentář, vybereme text nebo umístíme kurzor na místo, ke kterému se komentář vztahuje, a zvolíme z hlavní nabídky <text:span text:style-name="Strong_20_Emphasis">Vložit &gt; Komentář</text:span>, klepneme na ikonu <text:span text:style-name="Strong_20_Emphasis">Vložit komentář</text:span> na standardní nástrojové liště<text:span text:style-name="Strong_20_Emphasis"/>  nebo stiskneme <text:span text:style-name="Keystroke">Ctrl + Alt + C</text:span>. Bod ukotvení komentáře se tečkovanou čarou spojí s polem na pravé straně stránky, do kterého zadáme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16">Program Writer automaticky přidá na konec poznámky jméno autora a časové razítko, která indikuje čas vytvoření poznámky. Pokud dokument upravuje více osob, barva pozadí komentářů automaticky odlišuje jejich autory.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Pokud chceme zadat jméno, které se zobrazuje v komentáři v poli Autor, zvolíme <text:span text:style-name="Strong_20_Emphasis">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V této nabídce můžeme také odpovědět na komentář, otevřít dialogové okno a použít pro text základní formátování a označit komentáře jako vyřešené.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Stiskem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3" text:outline-level="1"><text:bookmark-start text:name="__RefHeading___Toc20102_1611997718"/>Vestavěné jazykové nástroje<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Jazyk používaný v místě, kde je kurzor, je zobrazen na stavovém řádku vedle použitého stylu stránky.</text:p>
      <text:h text:style-name="P163" text:outline-level="3"><text:bookmark-start text:name="__RefHeading___Toc50250_2682699403"/>Používání stylů<text:bookmark-end text:name="__RefHeading___Toc50250_2682699403"/></text:h>
      <text:p text:style-name="P58">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61110775352602" text:continue-list="list161110962213718" text:style-name="Heading_20_Caution">
        <text:list-item>
          <text:p text:style-name="P166">Upozornění</text:p>
        </text:list-item>
      </text:list>
      <text:p text:style-name="P84">Při změně jazyka ve stylu znaků nebo odstavců buďme opatrní, protože to změní jazyk všech znaků nebo odstavců používajících tento styl. Může být užitečné do názvu stylu zahrnout jazyk.</text:p>
      <text:p text:style-name="P85">Také si všimněte, že jazyky nastavené pomocí přímého formátování přepíší jazyky nastavené pomocí stylů.</text:p>
      <text:h text:style-name="Heading_20_3" text:outline-level="3"><text:bookmark-start text:name="__RefHeading___Toc14418_468984695"/><text:soft-page-break/>Použití přímého formátování<text:bookmark-end text:name="__RefHeading___Toc14418_468984695"/></text:h>
      <text:p text:style-name="P31">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39">Volbou <text:span text:style-name="Strong_20_Emphasis">Nástroje &gt; Jazyk</text:span> v hlavní nabídce nastavíme požadovaný jazyk pro celý dokument, jednotlivé odstavce, a dokonce i pro jednotlivá slova a znaky.</text:p>
      <text:p text:style-name="P30">Alternativně můžeme nastavit jazyk pro jednotlivé odstavce a znaky výběrem textu nebo vložením kurzoru do odstavce a změnou jazyka na stavovém řádku.</text:p>
      <text:list xml:id="list161112164928640" text:continue-list="list161110448594587" text:style-name="Heading_20_Note">
        <text:list-item>
          <text:p text:style-name="Heading_20_Note">Poznámka</text:p>
        </text:list-item>
      </text:list>
      <text:p text:style-name="P91">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text:span>.</text:p>
      <text:h text:style-name="Heading_20_2" text:outline-level="2"><text:bookmark-start text:name="__RefHeading___Toc29934_1431099649"/>Ochrana textu před kontrolou pravopisu<text:bookmark-end text:name="__RefHeading___Toc29934_1431099649"/></text:h>
      <text:p text:style-name="P125">Pomocí některé z výše popsaných metod můžeme nastavit jazyk pro odstavec nebo skupinu znaků jako <text:span text:style-name="Strong_20_Emphasis">Žádný (bez kontroly pravopisu)</text:span>.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í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Klikneme na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Poznámky pod čarou a vysvětlivky<text:bookmark-end text:name="__RefHeading___Toc58529_2332601062"/></text:h>
      <text:p text:style-name="P44">Poznámky pod čarou se objeví ve spodní části stránky, na níž je v textu na poznámku odkaz. Vysvětlivky jsou všechny na konci dokumentu.</text:p>
      <text:p text:style-name="P94">Efektivně pracovat s poznámkami pod čarou a vysvětlivkami znamená:</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íme kurzor na místo, kde se má značka poznámky pod čarou nebo vysvětlivky zobrazit. Poté z hlavní nabídky zvolíme <text:span text:style-name="Strong_20_Emphasis">Vložit &gt; Poznámka pod čarou a vysvětlivka</text:span>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33">Chceme-li naformátovat poznámky pod čarou, jdeme do nabídky <text:span text:style-name="Strong_20_Emphasis">Nástroje &gt; Poznámky pod čarou a vysvětlivky</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tabulkovým procesorům, ale poskytují omezené funkce.</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Stis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programu Writer nebo jiného zaregistrovaného zdroje dat (tabulkový procesor nebo databáze obsahující jména, adresy a další informace). Kapitola 14 v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Různé verze dokumentu ukládáme jako části jediné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Můžeme je použít pro data, která se mění (například aktuální datum nebo celkový počet stránek) a pro vkládání vlastností dokumentu, jako jsou jméno, autor a datum poslední aktualizace. Pole jsou základem křížových odkazů (viz níže), automatického číslování obrázků, tabulek, záhlaví a dalších prvků a celé řady dalších funkcí – je jich příliš mnoho na to, abychom je zde popsali.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18">Oba způsoby vloží odkazy na jiné části stejného dokumentu nebo na externí zdroj, čímž se dostaneme přímo na odkazovanou položku. Mají však velké rozdíly:</text:p>
      <text:list xml:id="list993644644" text:style-name="List_20_1">
        <text:list-item>
          <text:p text:style-name="P176">Text hypertextového odkazu se neaktualizuje automaticky při změně textu položky, na kterou odkazuje (je třeba ho změnit ručně). Text křížového odkazu se však automaticky přizpůsobí.</text:p>
        </text:list-item>
        <text:list-item>
          <text:p text:style-name="P176">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6">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6">Uložíme-li dokument programu Writer do formátu HTML, hypertextové odkazy v něm zůstanou, křížové odkazy nikoliv. Oba typy se zachovají při exportu dokumentu do PDF.</text:p>
        </text:list-item>
      </text:list>
      <text:h text:style-name="P150" text:outline-level="2"><text:bookmark-start text:name="__RefHeading__16987_537374987"/>Hypertextové odkazy<text:bookmark-end text:name="__RefHeading__16987_537374987"/></text:h>
      <text:p text:style-name="P5">Podrobnosti o vytváření hypertextových odkazů v dokumentu a na jiné dokumenty a weby najdeme v kapitole 12 - Vytváření webových stránek/souborů HTML.</text:p>
      <text:h text:style-name="P150" text:outline-level="2"><text:bookmark-start text:name="__RefHeading__19586_697337876"/><text:soft-page-break/>Vytváření a využívání odkazů<text:bookmark-end text:name="__RefHeading__19586_697337876"/></text:h>
      <text:p text:style-name="P5">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Můžeme také vytvořit vlastní položky. Více informací se nachází v části „Nastavení odkazů“ v kapitole 17 – Pole příručky <text:span text:style-name="Emphasis">Writer Guide</text:span>.</text:p>
      <text:p text:style-name="P103">Chceme-li <text:alphabetical-index-mark text:string-value="vkládání odkazů" text:key1="křížové odkazy"/>vložit křížový odkaz:</text:p>
      <text:list xml:id="list161111473669910" text:continue-list="list161110758319551" text:style-name="Numbering_20_1">
        <text:list-item text:start-value="1">
          <text:p text:style-name="P196">Umístíme kurzor v dokumentu na místo, kde chceme křížový odkaz vložit.</text:p>
        </text:list-item>
        <text:list-item>
          <text:p text:style-name="P196">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196">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196">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Záložky<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27">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19">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5">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50">Aby se zabránilo narušení bezpečnostní politiky, nelze obsah s vyšší úrovní utajení vložit do dokumentů s nižší úrovní utajení.</text:p>
      <text:h text:style-name="P143"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Chceme-li zadat informace přímo do databáze nebo zdroje dat. Někdo, kdo přijímá objednávky, může vkládat informace z každé objednávky do databáze pomocí formuláře.</text:p>
        </text:list-item>
        <text:list-item>
          <text:p text:style-name="P176">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Vytváření formulářů řídí dvě nástrojové lišty: Ovládací prvky formuláře a Návrh formuláře.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